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66cm" fo:min-width="0.77cm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color="#0000ff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objectwithoutfill">
      <style:graphic-properties svg:stroke-width="0.212cm" svg:stroke-color="#0000ff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color="#0000ff" draw:fill="none" draw:fill-color="#0000ff" draw:textarea-horizontal-align="justify" draw:textarea-vertical-align="middle" draw:auto-grow-height="false" fo:min-height="0.766cm" fo:min-width="0.77cm"/>
      <style:paragraph-properties style:writing-mode="lr-tb"/>
    </style:style>
    <style:style style:name="gr7" style:family="graphic" style:parent-style-name="standard">
      <style:graphic-properties svg:stroke-color="#0000ff" draw:fill="none" draw:fill-color="#729fcf" draw:textarea-horizontal-align="justify" draw:textarea-vertical-align="middle" draw:auto-grow-height="false" fo:min-height="0.766cm" fo:min-width="0.77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084cm" fo:min-width="5.2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2cm" fo:min-width="0cm"/>
      <style:paragraph-properties style:writing-mode="lr-tb"/>
    </style:style>
    <style:style style:name="gr13" style:family="graphic" style:parent-style-name="objectwithoutfill">
      <style:graphic-properties svg:stroke-width="0.212cm" svg:stroke-color="#c9211e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 draw:fill-color="#729fcf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color="#000000" loext:opacity="100%" fo:font-size="18pt" fo:font-weight="normal" style:font-weight-asian="normal" style:font-weight-complex="normal"/>
    </style:style>
    <style:style style:name="P4" style:family="paragraph">
      <loext:graphic-properties draw:fill="none" draw:fill-color="#729fcf"/>
      <style:paragraph-properties fo:text-align="center" style:writing-mode="lr-tb"/>
      <style:text-properties fo:color="#000000" loext:opacity="100%" fo:font-size="18pt" fo:font-weight="normal" style:font-weight-asian="normal" style:font-weight-complex="normal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line-height="100%" fo:text-align="center" style:writing-mode="lr-tb"/>
      <style:text-properties fo:color="#0000ff" loext:opacity="100%" fo:font-size="18pt" fo:font-weight="bold" style:font-weight-asian="bold" style:font-weight-complex="bold"/>
    </style:style>
    <style:style style:name="P10" style:family="paragraph">
      <loext:graphic-properties draw:fill="none" draw:fill-color="#0000ff"/>
      <style:paragraph-properties fo:line-height="100%" fo:text-align="center" style:writing-mode="lr-tb"/>
      <style:text-properties fo:color="#0000ff" loext:opacity="100%" fo:font-size="18pt" fo:font-weight="bold" fo:background-color="#0000ff" style:font-weight-asian="bold" style:font-weight-complex="bold"/>
    </style:style>
    <style:style style:name="P11" style:family="paragraph">
      <style:paragraph-properties fo:text-align="center" style:writing-mode="lr-tb"/>
      <style:text-properties fo:color="#0000ff" loext:opacity="100%" fo:font-size="18pt" fo:font-weight="bold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 style:writing-mode="lr-tb"/>
      <style:text-properties fo:color="#0000ff" loext:opacity="100%" fo:font-size="18pt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24pt" style:font-size-asian="24pt" style:font-size-complex="24pt"/>
    </style:style>
    <style:style style:name="P17" style:family="paragraph">
      <loext:graphic-properties draw:fill="solid"/>
      <style:paragraph-properties fo:text-align="center"/>
      <style:text-properties fo:font-weight="bold"/>
    </style:style>
    <style:style style:name="P1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color="#000000" loext:opacity="100%" fo:font-size="18pt" fo:font-weight="normal" style:font-weight-asian="normal" style:font-weight-complex="normal"/>
    </style:style>
    <style:style style:name="T4" style:family="text">
      <style:text-properties fo:color="#000000" loext:opacity="100%" style:text-position="-33% 58%" fo:font-size="18pt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loext:opacity="100%" fo:font-size="18pt" fo:font-weight="bold" style:font-weight-asian="bold" style:font-weight-complex="bold"/>
    </style:style>
    <style:style style:name="T8" style:family="text">
      <style:text-properties fo:color="#0000ff" loext:opacity="100%" style:text-position="-33% 58%" fo:font-size="18pt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.27cm" svg:height="1.016cm" svg:x="1.779cm" svg:y="6.751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016cm" svg:x="1.779cm" svg:y="8.021cm">
          <text:p text:style-name="P3"><text:span text:style-name="T3">x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.779cm" svg:y="9.291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4.179cm" svg:y="6.751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4.179cm" svg:y="8.021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4.179cm" svg:y="9.291cm">
          <text:p text:style-name="P1"><text:span text:style-name="T1">x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.017cm" svg:y1="10.669cm" svg:x2="6.605cm" svg:y2="10.669cm">
          <text:p/>
        </draw:line>
        <draw:frame draw:style-name="gr3" draw:text-style-name="P6" draw:layer="layout" svg:width="5.849cm" svg:height="0.962cm" svg:x="0.81cm" svg:y="10.823cm">
          <draw:text-box>
            <text:p><text:span text:style-name="T5">(nothing is aligned)</text:span></text:p>
          </draw:text-box>
        </draw:frame>
        <draw:frame draw:style-name="gr4" draw:text-style-name="P8" draw:layer="layout" svg:width="4.318cm" svg:height="2.384cm" svg:x="1.471cm" svg:y="3.716cm">
          <draw:text-box>
            <text:p text:style-name="P7">Branching on target <text:span text:style-name="T6">last element.</text:span></text:p>
          </draw:text-box>
        </draw:frame>
        <draw:line draw:style-name="gr5" draw:text-style-name="P5" draw:layer="layout" svg:x1="6.605cm" svg:y1="6.351cm" svg:x2="7.875cm" svg:y2="5.589cm">
          <text:p/>
        </draw:line>
        <draw:custom-shape draw:style-name="gr1" draw:text-style-name="P2" draw:layer="layout" svg:width="1.27cm" svg:height="1.016cm" svg:x="9.799cm" svg:y="3.677cm">
          <text:p text:style-name="P1"><text:span text:style-name="T1">x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016cm" svg:x="9.799cm" svg:y="4.747cm">
          <text:p text:style-name="P3"><text:span text:style-name="T3">x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7cm" svg:height="1.016cm" svg:x="9.799cm" svg:y="5.817cm">
          <text:p text:style-name="P9"><text:span text:style-name="T7">x</text:span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1.016cm" svg:x="12.199cm" svg:y="3.677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199cm" svg:y="4.747cm">
          <text:p text:style-name="P1"><text:span text:style-name="T1">x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016cm" svg:x="12.199cm" svg:y="5.817cm">
          <text:p text:style-name="P11"><text:span text:style-name="T7">x</text:span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6.096cm" svg:height="3.694cm" svg:x="8.529cm" svg:y="3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016cm" svg:x="9.8cm" svg:y="7.778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016cm" svg:x="9.8cm" svg:y="8.848cm">
          <text:p text:style-name="P3"><text:span text:style-name="T3">x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016cm" svg:x="9.8cm" svg:y="9.918cm">
          <text:p text:style-name="P11"><text:span text:style-name="T7">x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2cm" svg:y="7.778cm">
          <text:p text:style-name="P1"><text:span text:style-name="T1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2cm" svg:y="8.848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016cm" svg:x="12.2cm" svg:y="9.918cm">
          <text:p text:style-name="P11"><text:span text:style-name="T7">x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6.096cm" svg:height="3.694cm" svg:x="8.53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016cm" svg:x="9.801cm" svg:y="11.879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016cm" svg:x="9.801cm" svg:y="12.949cm">
          <text:p text:style-name="P3"><text:span text:style-name="T3">x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016cm" svg:x="9.801cm" svg:y="14.019cm">
          <text:p text:style-name="P11"><text:span text:style-name="T7">x</text:span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201cm" svg:y="11.879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2.201cm" svg:y="12.949cm">
          <text:p text:style-name="P1"><text:span text:style-name="T1">x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016cm" svg:x="12.201cm" svg:y="14.019cm">
          <text:p text:style-name="P11"><text:span text:style-name="T7">x</text:span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6.096cm" svg:height="3.694cm" svg:x="8.531cm" svg:y="11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552cm" svg:y1="12.242cm" svg:x2="7.822cm" svg:y2="13.004cm">
          <text:p/>
        </draw:line>
        <draw:line draw:style-name="gr5" draw:text-style-name="P5" draw:layer="layout" svg:x1="7.113cm" svg:y1="9.145cm" svg:x2="8.383cm" svg:y2="9.145cm">
          <text:p/>
        </draw:line>
        <draw:line draw:style-name="gr2" draw:text-style-name="P5" draw:layer="layout" svg:x1="9.799cm" svg:y1="5.778cm" svg:x2="14.544cm" svg:y2="5.778cm">
          <text:p/>
        </draw:line>
        <draw:line draw:style-name="gr2" draw:text-style-name="P5" draw:layer="layout" svg:x1="9.8cm" svg:y1="9.878cm" svg:x2="14.545cm" svg:y2="9.878cm">
          <text:p/>
        </draw:line>
        <draw:line draw:style-name="gr2" draw:text-style-name="P5" draw:layer="layout" svg:x1="9.801cm" svg:y1="11.778cm" svg:x2="14.225cm" svg:y2="11.778cm">
          <text:p/>
        </draw:line>
        <draw:frame draw:style-name="gr9" draw:text-style-name="P14" draw:layer="layout" svg:width="3.36cm" svg:height="0.962cm" draw:transform="rotate (1.5707963267949) translate (8.791cm 15.115cm)">
          <draw:text-box>
            <text:p><text:span text:style-name="T9">ALIGNED</text:span></text:p>
          </draw:text-box>
        </draw:frame>
        <draw:frame draw:style-name="gr10" draw:text-style-name="P16" draw:layer="layout" svg:width="11.43cm" svg:height="2.766cm" svg:x="16.141cm" svg:y="12.439cm">
          <draw:text-box>
            <text:p text:style-name="P15"><text:span text:style-name="T10">Immediately gives </text:span></text:p>
            <text:p text:style-name="P15"><text:span text:style-name="T10">an upper bound </text:span><text:span text:style-name="T10"><text:line-break/></text:span><text:span text:style-name="T11">(not necessarily optimum)</text:span></text:p>
          </draw:text-box>
        </draw:frame>
        <draw:frame draw:style-name="gr11" draw:text-style-name="P16" draw:layer="layout" svg:width="11.43cm" svg:height="2.139cm" svg:x="16.141cm" svg:y="8.222cm">
          <draw:text-box>
            <text:p text:style-name="P15"><text:span text:style-name="T10">One position is aligned. Further branching needed</text:span></text:p>
          </draw:text-box>
        </draw:frame>
        <draw:frame draw:style-name="gr12" draw:text-style-name="P16" draw:layer="layout" svg:width="11.43cm" svg:height="2.902cm" svg:x="16.141cm" svg:y="3.722cm">
          <draw:text-box>
            <text:p text:style-name="P15"><text:span text:style-name="T10">We can safely disregard: violates “aligned pair” </text:span></text:p>
            <text:p text:style-name="P15"><text:span text:style-name="T11">(x</text:span><text:span text:style-name="T12">1</text:span><text:span text:style-name="T11"> ≺ x</text:span><text:span text:style-name="T12">2</text:span><text:span text:style-name="T11"> both in A and B)</text:span></text:p>
          </draw:text-box>
        </draw:frame>
        <draw:line draw:style-name="gr13" draw:text-style-name="P17" draw:layer="layout" svg:x1="14.987cm" svg:y1="4.827cm" svg:x2="15.749cm" svg:y2="5.589cm">
          <text:p/>
        </draw:line>
        <draw:line draw:style-name="gr13" draw:text-style-name="P17" draw:layer="layout" svg:x1="14.987cm" svg:y1="5.589cm" svg:x2="15.749cm" svg:y2="4.827cm">
          <text:p/>
        </draw:lin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lexey Bochkarev</meta:initial-creator>
    <meta:creation-date>2021-10-31T17:15:04.326945940</meta:creation-date>
    <dc:date>2021-10-31T17:20:49.394482502</dc:date>
    <dc:creator>Alexey Bochkarev</dc:creator>
    <meta:editing-duration>PT5M46S</meta:editing-duration>
    <meta:editing-cycles>1</meta:editing-cycles>
    <meta:document-statistic meta:object-count="65"/>
    <meta:generator>LibreOffice/7.2.1.2$Linux_X86_64 LibreOffice_project/20$Build-2</meta:generator>
  </office:meta>
</office:document-meta>
</file>